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3b0a3" officeooo:paragraph-rsid="0013b0a3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3b0a3" officeooo:paragraph-rsid="0016f384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581ae" officeooo:paragraph-rsid="001581ae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581ae" officeooo:paragraph-rsid="0016b3c7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16b3c7" officeooo:paragraph-rsid="0016f384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6f384" officeooo:paragraph-rsid="0016f384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16f384" officeooo:paragraph-rsid="00181550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1a07aa" officeooo:paragraph-rsid="001a07aa" style:font-size-asian="14pt" style:font-size-complex="14pt"/>
    </style:style>
    <style:style style:name="P9" style:family="paragraph" style:parent-style-name="Standard">
      <style:paragraph-properties fo:line-height="150%" fo:padding="0.049cm" fo:border="0.06pt solid #000000" style:shadow="none"/>
      <style:text-properties fo:font-size="14pt" officeooo:rsid="001add46" officeooo:paragraph-rsid="001ccdd8" style:font-size-asian="14pt" style:font-size-complex="14pt"/>
    </style:style>
    <style:style style:name="P10" style:family="paragraph" style:parent-style-name="Standard">
      <style:paragraph-properties fo:line-height="150%" fo:padding="0.049cm" fo:border="0.06pt solid #000000" style:shadow="none"/>
      <style:text-properties fo:font-size="14pt" officeooo:rsid="001add46" officeooo:paragraph-rsid="001add46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rsid="0016f384" officeooo:paragraph-rsid="0016f384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rsid="001ccdd8" officeooo:paragraph-rsid="0016f384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officeooo:rsid="001581ae" officeooo:paragraph-rsid="0016f384" style:font-size-asian="14pt" style:font-size-complex="14pt"/>
    </style:style>
    <style:style style:name="P14" style:family="paragraph" style:parent-style-name="Standard">
      <style:paragraph-properties fo:line-height="150%" fo:padding="0.049cm" fo:border="0.06pt solid #000000" style:shadow="none"/>
      <style:text-properties fo:font-size="14pt" officeooo:rsid="001ccdd8" officeooo:paragraph-rsid="001ccdd8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81a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81550" fo:background-color="#ffff00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6b3c7"/>
    </style:style>
    <style:style style:name="T6" style:family="text">
      <style:text-properties officeooo:rsid="0016f384"/>
    </style:style>
    <style:style style:name="T7" style:family="text">
      <style:text-properties officeooo:rsid="0018155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né</text:p>
      <text:p text:style-name="P2"/>
      <text:p text:style-name="P2">Se trata de una familia de tatus que no tienen casa un d<text:span text:style-name="T1">í</text:span>a a <text:span text:style-name="T2">tatucito </text:span>se le <text:span text:style-name="T4">ocurió </text:span><text:span text:style-name="T4"><office:annotation><dc:creator>Autor desconocido</dc:creator><dc:date>2018-05-03T09:52:10</dc:date><text:p text:style-name="P15"><text:span text:style-name="T10">4. Está mal escrita, corregila.</text:span></text:p></office:annotation></text:span>que jugaran a las escondidas y <office:annotation office:name="__Annotation__1298_1227299089"><dc:creator>Autor desconocido</dc:creator><dc:date>2018-05-03T09:46:25</dc:date><text:p text:style-name="P15"><text:span text:style-name="T10">2. Esta frase no se entiende, ¿Qué le preguntó tatucito a sus papás? ¿Qué le respondieron? Si están conversando, escribilo como diálogo.</text:span></text:p></office:annotation>a <text:span text:style-name="T2">tatucito </text:span>le preguntó a su mamá y papá si pero no te escondas lejos <text:span text:style-name="T2">tatucito</text:span><office:annotation-end office:name="__Annotation__1298_1227299089"/>, <text:span text:style-name="T2">tatucito </text:span>subió a una loma, había una lombriz la lombriz apenas le vio al tatu y <text:span text:style-name="T2">tatucito </text:span>tenía hambre y la persiguió cavó una gran cueva y <text:span text:style-name="T2">tatucito </text:span>pensó que no le iban a encontrar, se durmió y le encontraron y le dijeron de quién esta casa.<office:annotation><dc:creator>Autor desconocido</dc:creator><dc:date>2018-05-03T09:43:05</dc:date><text:p text:style-name="P15"><text:span text:style-name="T10">1. En este fragmento faltan puntos, ¿dónde los pondrías?</text:span></text:p></office:annotation> <text:span text:style-name="T2">Tatucito </text:span><text:span text:style-name="T2"><office:annotation><dc:creator>Autor desconocido</dc:creator><dc:date>2018-05-03T09:50:05</dc:date><text:p text:style-name="P15"><text:span text:style-name="T10">3. La palabra tatucito está repetida muchas veces. ¿De qué otra manera lo podés nombrar? ¿En algún caso se podría suprimir? ¿En cuál?</text:span></text:p></office:annotation></text:span>hizo la casa.</text:p>
      <text:p text:style-name="P1"/>
      <text:p text:style-name="P1"/>
      <text:p text:style-name="P1"/>
      <text:p text:style-name="P1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9:34:02.037161043</meta:creation-date>
    <dc:date>2018-05-09T23:00:49.587049977</dc:date>
    <meta:editing-duration>PT15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2" meta:character-count="461" meta:non-whitespace-character-count="371"/>
  </office:meta>
</office:document-meta>
</file>